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xml-odf-interop:xmlns:field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1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border="0.002cm solid #000000" fo:padding="0.097cm"/>
    </style:style>
    <style:style style:name="P1" style:parent-style-name="Standard" style:family="paragraph">
      <style:text-properties style:font-size-asian="10.5pt" fo:font-size="12pt" style:font-size-complex="12pt"/>
    </style:style>
    <style:style style:name="P2" style:parent-style-name="Table_20_Contents" style:family="paragraph">
      <style:text-properties style:font-size-asian="10.5pt" fo:font-size="12pt" style:font-size-complex="12pt"/>
    </style:style>
    <style:style style:name="P3" style:parent-style-name="Text_20_body" style:family="paragraph">
      <style:text-properties style:font-size-asian="5.25pt" fo:font-size="6pt" style:font-size-complex="6pt"/>
    </style:style>
    <style:style style:name="P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0.5pt" fo:font-size="12pt" style:font-size-complex="12pt"/>
    </style:style>
    <style:style style:name="T3" style:family="text">
      <style:text-properties fo:font-weight="normal" fo:font-style="normal" style:use-window-font-color="true" fo:language="fr" style:font-style-complex="normal" fo:letter-spacing="normal" style:font-name-asian="DejaVu Sans1" style:country-asian="FR" style:letter-kerning="false" style:font-name-complex="DejaVu Sans1" style:text-position="0% 100%" style:text-underline-style="none" style:text-emphasize="none" style:font-name="DejaVu Sans" style:language-asian="fr" style:font-weight-asian="normal" style:text-scale="100%" style:text-underline-mode="continuous" style:font-weight-complex="normal" style:font-relief="none" style:text-outline="false" style:font-size-complex="12pt" style:text-line-through-style="none" style:font-style-asian="normal" fo:country="FR" style:font-size-asian="12pt" fo:text-shadow="none" style:text-line-through-mode="continuous" style:language-complex="fr" fo:font-size="10pt" style:country-complex="FR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Within this paragraph, I can say « Hello world! » because I defined it in a note.</text:p>
      <text:p text:style-name="Standard"/>
      <table:table table:name="Tableau1" table:style-name="Tableau1">
        <table:table-column table:number-columns-repeated="1" table:style-name="Tableau1.A"/>
        <table:table-row>
          <table:table-cell office:value-type="string" table:style-name="Tableau1.A1">
            <text:p text:style-name="Table_20_Contents">Within this paragraph, I will override var2: var2 OVERRIDDEN</text:p>
            <text:p text:style-name="Table_20_Contents">Within this one, var2 will not be overridden. Var2 is VAR2 not overridden. Var1 is var1 OVERRIDDEN.</text:p>
            <text:p text:style-name="Table_20_Contents">Var1 is overridden within the entire cell: var1 OVERRIDDEN.</text:p>
          </table:table-cell>
        </table:table-row>
      </table:table>
      <text:p text:style-name="Standard"><text:s/></text:p>
      <text:p text:style-name="Standard">Var1 not overridden = VAR1 not overridden.</text:p>
      <text:p text:style-name="Standard"/>
      <text:p text:style-name="Standard">A wr<office:annotation><dc:creator>POD</dc:creator><dc:date>2015-04-16T09:07:06</dc:date><text:p>Bad variable definition "aWrongVar + 2". A variable definition must have the form {name} = {expression}. {name} must be a Python-compliant variable name. {expression} is a Python expression. When encountering such a statement, pod will define, in the specified part of the document, a variable {name} whose value will be the evaluated {expression}.</text:p><text:p>    raise ParsingError(BAD_VAR_EXPRESSION % sub)</text:p><text:p> appy.pod.buffers.ParsingError: Bad variable definition "aWrongVar + 2". A variable definition must have the form {name} = {expression}. {name} must be a Python-compliant variable name. {expression} is a Python expression. When encountering such a statement, pod will define, in the specified part of the document, a variable {name} whose value will be the evaluated {expression}.</text:p></office:annotation>ong variable definition in this paragraph.</text:p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DejaVu Sans" svg:font-family="'DejaVu Sans'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1" style:font-pitch="variable" svg:font-family="'DejaVu San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FR" fo:language="fr" style:language-asian="fr" style:language-complex="fr" style:font-size-asian="12pt" fo:font-size="12pt" style:font-size-complex="12pt" style:country-asian="FR" style:country-complex="FR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FR" fo:language="fr" fo:hyphenation-push-char-count="2" style:font-name="Nimbus Roman No9 L" style:language-asian="fr" style:language-complex="fr" style:font-size-asian="12pt" style:font-name-asian="DejaVu Sans1" fo:font-size="12pt" style:font-size-complex="12pt" style:country-asian="FR" fo:hyphenation-remain-char-count="2" fo:hyphenate="false" style:font-name-complex="DejaVu Sans1" style:country-complex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DejaVu Sans1" fo:font-size="14pt" style:font-name-complex="DejaVu Sans1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ame="List" style:class="list" style:parent-style-name="Text_20_body" style:family="paragraph"/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</style:style>
    <style:style style:name="Internet_20_link" style:display-name="Internet link" style:family="text">
      <style:text-properties style:text-underline-width="auto" fo:color="#000080" style:text-underline-color="font-color" style:text-underline-style="solid"/>
    </style:style>
    <style:style style:name="Visited_20_Internet_20_Link" style:display-name="Visited Internet Link" style:family="text">
      <style:text-properties style:text-underline-width="auto" fo:color="#800000" style:text-underline-color="font-color" style:text-underline-style="solid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7-04-20T21:43:58</meta:creation-date>
    <dc:creator>Gaëtan Delannay</dc:creator>
    <dc:date>2009-07-08T13:54:56</dc:date>
    <dc:language>fr-FR</dc:language>
    <meta:editing-cycles>22</meta:editing-cycles>
    <meta:editing-duration>PT04H20M56S</meta:editing-duration>
    <meta:document-statistic meta:table-count="1" meta:image-count="0" meta:object-count="0" meta:page-count="1" meta:paragraph-count="7" meta:word-count="60" meta:character-count="322"/>
    <meta:user-defined meta:name="Info 1"/>
    <meta:user-defined meta:name="Info 2"/>
    <meta:user-defined meta:name="Info 3"/>
    <meta:user-defined meta:name="Info 4"/>
  </office:meta>
</office:document-meta>
</file>